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9bb6" officeooo:paragraph-rsid="00069bb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69bb6"/>
    </style:style>
    <style:style style:name="P4" style:family="paragraph" style:parent-style-name="Standard">
      <style:paragraph-properties fo:text-align="justify" style:justify-single-word="false"/>
      <style:text-properties officeooo:paragraph-rsid="000a7d1f"/>
    </style:style>
    <style:style style:name="P5" style:family="paragraph" style:parent-style-name="Standard">
      <style:paragraph-properties fo:text-align="justify" style:justify-single-word="false"/>
      <style:text-properties officeooo:paragraph-rsid="000acc20"/>
    </style:style>
    <style:style style:name="P6" style:family="paragraph" style:parent-style-name="Standard">
      <style:paragraph-properties fo:text-align="justify" style:justify-single-word="false"/>
      <style:text-properties officeooo:paragraph-rsid="000ae2f8"/>
    </style:style>
    <style:style style:name="P7" style:family="paragraph" style:parent-style-name="Standard">
      <style:paragraph-properties fo:text-align="justify" style:justify-single-word="false"/>
      <style:text-properties officeooo:paragraph-rsid="000bfc06"/>
    </style:style>
    <style:style style:name="P8" style:family="paragraph" style:parent-style-name="Standard">
      <style:paragraph-properties fo:text-align="justify" style:justify-single-word="false"/>
      <style:text-properties officeooo:paragraph-rsid="000d3641"/>
    </style:style>
    <style:style style:name="P9" style:family="paragraph" style:parent-style-name="Standard">
      <style:paragraph-properties fo:text-align="justify" style:justify-single-word="false"/>
      <style:text-properties officeooo:paragraph-rsid="000e5f7e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69bb6" officeooo:paragraph-rsid="00069bb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069bb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d364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0bfc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69bb6" officeooo:paragraph-rsid="00069bb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ae2f8" officeooo:paragraph-rsid="000acc2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085e91" officeooo:paragraph-rsid="00085e91"/>
    </style:style>
    <style:style style:name="P17" style:family="paragraph" style:parent-style-name="Standard">
      <style:paragraph-properties fo:text-align="justify" style:justify-single-word="false"/>
      <style:text-properties fo:color="#ce181e" officeooo:paragraph-rsid="000acc20"/>
    </style:style>
    <style:style style:name="P18" style:family="paragraph" style:parent-style-name="Standard">
      <style:paragraph-properties fo:text-align="justify" style:justify-single-word="false"/>
      <style:text-properties officeooo:rsid="000d3641" officeooo:paragraph-rsid="000d3641"/>
    </style:style>
    <style:style style:name="P19" style:family="paragraph" style:parent-style-name="Standard">
      <style:paragraph-properties fo:text-align="justify" style:justify-single-word="false"/>
      <style:text-properties officeooo:rsid="0015f06b"/>
    </style:style>
    <style:style style:name="P20" style:family="paragraph" style:parent-style-name="Text_20_body">
      <style:paragraph-properties fo:text-align="justify" style:justify-single-word="false"/>
      <style:text-properties officeooo:rsid="0012bcd8" officeooo:paragraph-rsid="0012bcd8"/>
    </style:style>
    <style:style style:name="P21" style:family="paragraph" style:parent-style-name="Title">
      <style:paragraph-properties fo:text-align="start" style:justify-single-word="false"/>
      <style:text-properties fo:font-size="16pt" fo:background-color="#7da7d8" style:font-size-asian="16pt" style:font-size-complex="16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174c25"/>
    </style:style>
    <style:style style:name="P24" style:family="paragraph" style:parent-style-name="Standard">
      <style:paragraph-properties fo:text-align="justify" style:justify-single-word="false"/>
      <style:text-properties officeooo:rsid="00198ef7" officeooo:paragraph-rsid="00198ef7"/>
    </style:style>
    <style:style style:name="P25" style:family="paragraph" style:parent-style-name="Heading_20_3">
      <style:text-properties fo:background-color="#7da7d8"/>
    </style:style>
    <style:style style:name="P26" style:family="paragraph" style:parent-style-name="Heading_20_3">
      <style:paragraph-properties fo:text-align="justify" style:justify-single-word="false"/>
      <style:text-properties officeooo:paragraph-rsid="0012bcd8" fo:background-color="#7da7d8"/>
    </style:style>
    <style:style style:name="T1" style:family="text">
      <style:text-properties officeooo:rsid="00069b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7d1f" style:font-weight-asian="bold" style:font-weight-complex="bold"/>
    </style:style>
    <style:style style:name="T4" style:family="text">
      <style:text-properties style:use-window-font-color="true" style:text-underline-style="none"/>
    </style:style>
    <style:style style:name="T5" style:family="text">
      <style:text-properties officeooo:rsid="00085e91"/>
    </style:style>
    <style:style style:name="T6" style:family="text">
      <style:text-properties officeooo:rsid="000a7d1f"/>
    </style:style>
    <style:style style:name="T7" style:family="text">
      <style:text-properties officeooo:rsid="000ae2f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ae2f8" style:font-weight-asian="normal" style:font-weight-complex="normal"/>
    </style:style>
    <style:style style:name="T10" style:family="text">
      <style:text-properties fo:font-weight="normal" officeooo:rsid="000bfc06" style:font-weight-asian="normal" style:font-weight-complex="normal"/>
    </style:style>
    <style:style style:name="T11" style:family="text">
      <style:text-properties fo:font-weight="normal" officeooo:rsid="000d3641" style:font-weight-asian="normal" style:font-weight-complex="normal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0bfc06" style:font-weight-asian="bold" style:font-weight-complex="bold"/>
    </style:style>
    <style:style style:name="T15" style:family="text">
      <style:text-properties fo:color="#ce181e" fo:font-weight="normal" style:font-weight-asian="normal" style:font-weight-complex="normal"/>
    </style:style>
    <style:style style:name="T16" style:family="text">
      <style:text-properties fo:color="#ce181e" fo:font-weight="normal" officeooo:rsid="000bfc06" style:font-weight-asian="normal" style:font-weight-complex="normal"/>
    </style:style>
    <style:style style:name="T17" style:family="text">
      <style:text-properties officeooo:rsid="000bfc06"/>
    </style:style>
    <style:style style:name="T18" style:family="text">
      <style:text-properties officeooo:rsid="000e5f7e"/>
    </style:style>
    <style:style style:name="T19" style:family="text">
      <style:text-properties officeooo:rsid="0012bcd8"/>
    </style:style>
    <style:style style:name="T20" style:family="text">
      <style:text-properties officeooo:rsid="00141822"/>
    </style:style>
    <style:style style:name="T21" style:family="text">
      <style:text-properties officeooo:rsid="001b0faf"/>
    </style:style>
    <style:style style:name="T22" style:family="text">
      <style:text-properties officeooo:rsid="001cf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bre o Jogo</text:p>
      <text:p text:style-name="P2">Nome: Jokenpô Battle</text:p>
      <text:p text:style-name="P2"/>
      <text:h text:style-name="P25" text:outline-level="3">Descrição:</text:h>
      <text:p text:style-name="P2">- Um jogo de Jokenpô onde você terá que enfrentar inimigos <text:span text:style-name="T1">através</text:span> de batalhas de Jokenpô. <text:span text:style-name="T1">Podendo subir de Nível e enfrentar desafios cada vez maiores.</text:span></text:p>
      <text:p text:style-name="P2"/>
      <text:h text:style-name="P25" text:outline-level="3">Jogabilidade:</text:h>
      <text:p text:style-name="P11">Level Up:</text:p>
      <text:p text:style-name="P3">É <text:span text:style-name="T20">possível</text:span> subir o seu Nivel vencendo as batalhas, fazendo isto você conseguirá desabilitar novas jogadas.</text:p>
      <text:p text:style-name="P2"/>
      <text:p text:style-name="P11">Inimigos:</text:p>
      <text:p text:style-name="P3">Cada inimigo possui uma <text:span text:style-name="T20">característica</text:span> própria possibilitando uma maior <text:span text:style-name="T20">chance</text:span> de uso de determinadas jogadas e diminuindo a <text:span text:style-name="T20">chance</text:span> de outras.</text:p>
      <text:p text:style-name="P3">(OBS: Na descrição de cada inimigo possui dicas para o <text:span text:style-name="T1">Jogador</text:span> tentar adivinhar qual é o ponto forte e qual é o ponto fraco do Inimigo).</text:p>
      <text:p text:style-name="P2"/>
      <text:p text:style-name="P11">Batalhas:</text:p>
      <text:p text:style-name="P3"><text:span text:style-name="T4">1. </text:span>Em uma batalha existe uma meta de pontuação que varia de acordo com o nivel da missão.</text:p>
      <text:p text:style-name="P3">2. <text:span text:style-name="T1">Pa</text:span>ra cada Round o vencedor ganha 10 pontos, o perdedor ganha 0 ponto e no caso de empate ambos ganharão 5 pontos.</text:p>
      <text:p text:style-name="P3">3. <text:span text:style-name="T1">Se a batalha terminar em empate então o Jogador receberá só metade da experiência.</text:span></text:p>
      <text:p text:style-name="P1">4. Se a batalha terminar em derrota (para o Jogador) então o jogador receberá somente 10% da experiencia.</text:p>
      <text:p text:style-name="P3"/>
      <text:p text:style-name="P10">Experiência:</text:p>
      <text:p text:style-name="P14">1. Sempre que terminar uma Batalha você receberá experiencia.</text:p>
      <text:p text:style-name="P14">2. Sempre que atingir uma quantidade <text:span text:style-name="T20">mínima</text:span> de experiência é possível habilitar novas Jogadas.</text:p>
      <text:p text:style-name="P14">3. <text:span text:style-name="T5">Sempre que atingir quantidade mínima de Nível é possível fazer novas missões e enfrentar desafios maiores.</text:span></text:p>
      <text:p text:style-name="P14"/>
      <text:p text:style-name="P10">Jogadas:</text:p>
      <text:p text:style-name="P16">1. As jogadas são </text:p>
      <text:p text:style-name="P2"/>
      <text:p text:style-name="P2"><text:span text:style-name="T1">A</text:span> cada missão o Player terá que enfrentar uma quantidade especifica de inimigos.*</text:p>
      <text:p text:style-name="P2"/>
      <text:p text:style-name="P24">Adicionar Jogadas:</text:p>
      <text:p text:style-name="P24">1. Para comprar novas jogadas você usa os PJ ( Pontos de Jogadas), você ganha 1 desses pontos a cada nível.</text:p>
      <text:p text:style-name="P24">2. Para ativar Novas Jogadas basta você clicar nelas e elas serão colocadas em “Jogadas Ativas”, você também pode <text:span text:style-name="T21">desativá-las</text:span> clicando novamente neles, então elas serão passadas para a área de “Jogadas desativadas”</text:p>
      <text:p text:style-name="P24">3. Você começa o jogo com 1 slot de Jogadas, e você ganha 1 slot a mais a cada 2 <text:span text:style-name="T22">níveis</text:span></text:p>
      <text:p text:style-name="P2"/>
      <text:h text:style-name="P26" text:outline-level="3"><text:soft-page-break/><text:span text:style-name="T19">Níveis</text:span>:</text:h>
      <text:p text:style-name="P20">OBS: A cada nível vai ser necessário mais 200 de exp</text:p>
      <text:p text:style-name="P20">Nv2 = 300 (+300)</text:p>
      <text:p text:style-name="P20">Nv3 = 800 (+500)</text:p>
      <text:p text:style-name="P20">Nv4 = 1500 (+700)</text:p>
      <text:p text:style-name="P20">Nv5 = 2400 (+900)</text:p>
      <text:p text:style-name="P20">Nv6 = 3500 (+1100)</text:p>
      <text:p text:style-name="P20">Nv7 = 4800 (+1300)</text:p>
      <text:h text:style-name="P25" text:outline-level="3">Lógica de Programação:</text:h>
      <text:p text:style-name="P2">- Para aumentar ou diminuir as <text:span text:style-name="T19">chances</text:span> dos inimigos usarem determinadas jogadas, basta fazer com que o Mach.random tenha um numero maior de possibilidades nas quais algumas vão repetir as mesmas jogadas.</text:p>
      <text:p text:style-name="P2"/>
      <text:p text:style-name="P21">Jogadas</text:p>
      <text:p text:style-name="P2">Pedra</text:p>
      <text:p text:style-name="P2">Fogo</text:p>
      <text:p text:style-name="P2">Tesoura</text:p>
      <text:p text:style-name="P2">Esponja</text:p>
      <text:p text:style-name="P2">Papel</text:p>
      <text:p text:style-name="P2">Ar</text:p>
      <text:p text:style-name="P19">Água</text:p>
      <text:p text:style-name="P2"/>
      <text:p text:style-name="P21">Poder das Jogadas</text:p>
      <text:p text:style-name="P2">### Pedra ###</text:p>
      <text:p text:style-name="P4"><text:span text:style-name="T3">Vitória</text:span><text:span text:style-name="T2">: </text:span>Tesoura, Fogo</text:p>
      <text:p text:style-name="P9"><text:span text:style-name="T2">Empat</text:span><text:span text:style-name="T3">e</text:span><text:span text:style-name="T2">: </text:span><text:span text:style-name="T9">Pedra</text:span>, <text:span text:style-name="T7">Água, Ar</text:span></text:p>
      <text:p text:style-name="P23"><text:span text:style-name="T3">Derrota</text:span><text:span text:style-name="T2">: </text:span>Papel, <text:s/>Esponja</text:p>
      <text:p text:style-name="P2"/>
      <text:p text:style-name="P2">### Tesoura ###</text:p>
      <text:p text:style-name="P4"><text:span text:style-name="T3">Vitória</text:span><text:span text:style-name="T2">: </text:span>Esponja, Papel</text:p>
      <text:p text:style-name="P6"><text:span text:style-name="T2">Empat</text:span><text:span text:style-name="T3">e</text:span><text:span text:style-name="T2">: </text:span>Tesoura ,<text:span text:style-name="T2"> </text:span>Ar, <text:span text:style-name="T7">Água</text:span></text:p>
      <text:p text:style-name="P4"><text:span text:style-name="T3">Derrota</text:span><text:span text:style-name="T2">: </text:span>Pedra, Fogo</text:p>
      <text:p text:style-name="P2"/>
      <text:p text:style-name="P2">### Papel ###</text:p>
      <text:p text:style-name="P7"><text:span text:style-name="T3">Vitória:</text:span><text:span text:style-name="T2"> </text:span>Pedra, Esponja</text:p>
      <text:p text:style-name="P6"><text:span text:style-name="T2">Empat</text:span><text:span text:style-name="T3">e</text:span><text:span text:style-name="T2">: </text:span>Papel, <text:span text:style-name="T7">Ar</text:span></text:p>
      <text:p text:style-name="P5"><text:span text:style-name="T3">Derrota</text:span><text:span text:style-name="T2">: </text:span><text:span text:style-name="T9">Tesoura, Fogo, Água</text:span></text:p>
      <text:p text:style-name="P15"/>
      <text:p text:style-name="P7">### <text:span text:style-name="T17">Esponja</text:span> ### <text:span text:style-name="T18">(Só serve para dar counter em agua)</text:span></text:p>
      <text:p text:style-name="P23"><text:span text:style-name="T3">Vitória:</text:span><text:span text:style-name="T2"> </text:span><text:span text:style-name="T11">Água, <text:s/></text:span><text:span text:style-name="T10">Pedra</text:span></text:p>
      <text:p text:style-name="P9"><text:span text:style-name="T2">Empat</text:span><text:span text:style-name="T3">e</text:span><text:span text:style-name="T2">: <text:s/></text:span><text:span text:style-name="T10">Esponja, <text:s/>Ar</text:span></text:p>
      <text:p text:style-name="P8"><text:span text:style-name="T3">Derrota</text:span><text:span text:style-name="T2">: <text:s/></text:span><text:span text:style-name="T8">Fogo, </text:span><text:span text:style-name="T11">Tesoura, Papel</text:span></text:p>
      <text:p text:style-name="P13"/>
      <text:p text:style-name="P7"><text:soft-page-break/>### <text:span text:style-name="T17">Ar</text:span> ### <text:span text:style-name="T18">(foco em empate ou vitória)</text:span></text:p>
      <text:p text:style-name="P8"><text:span text:style-name="T3">Vitória:</text:span><text:span text:style-name="T2"> <text:s/></text:span><text:span text:style-name="T9">Fogo</text:span></text:p>
      <text:p text:style-name="P8"><text:span text:style-name="T2">Empat</text:span><text:span text:style-name="T3">e</text:span><text:span text:style-name="T2">: <text:s/></text:span><text:span text:style-name="T10">Ar, <text:s/>Papel, <text:s/>Pedra, <text:s/>Água, <text:s/>Esponja, <text:s/>Tesoura</text:span></text:p>
      <text:p text:style-name="P7"><text:span text:style-name="T3">Derrota</text:span><text:span text:style-name="T2">: </text:span></text:p>
      <text:p text:style-name="P18"><text:span text:style-name="T13">Observação: </text:span><text:span text:style-name="T15">Só pode usar 2 vezes</text:span></text:p>
      <text:p text:style-name="P13"/>
      <text:p text:style-name="P7">### <text:span text:style-name="T17">Água</text:span> ### <text:span text:style-name="T18">(foco em empate ou vitória)</text:span></text:p>
      <text:p text:style-name="P8"><text:span text:style-name="T3">Vitória:</text:span><text:span text:style-name="T2"> <text:s/></text:span><text:span text:style-name="T8">Papel, </text:span><text:span text:style-name="T9"><text:s/>Fogo</text:span></text:p>
      <text:p text:style-name="P9"><text:span text:style-name="T2">Empat</text:span><text:span text:style-name="T3">e</text:span><text:span text:style-name="T2">: </text:span><text:span text:style-name="T10">Água</text:span><text:span text:style-name="T9">, Pedra, <text:s/></text:span><text:span text:style-name="T10">Ar, <text:s/>Tesoura</text:span></text:p>
      <text:p text:style-name="P8"><text:span text:style-name="T3">Derrota</text:span><text:span text:style-name="T2">: <text:s/></text:span><text:span text:style-name="T10">Esponja</text:span></text:p>
      <text:p text:style-name="P18"><text:span text:style-name="T14">Observação: </text:span><text:span text:style-name="T16">Só pode usar 2 vezes</text:span></text:p>
      <text:p text:style-name="P7"/>
      <text:p text:style-name="P6">### Fogo ### <text:span text:style-name="T18">(Ou ganha ou Perde) OBS: Precisa de Nivel 3</text:span></text:p>
      <text:p text:style-name="P6"><text:span text:style-name="T3">Vitória</text:span><text:span text:style-name="T2">:</text:span> Tesoura, Esponja, Papel</text:p>
      <text:p text:style-name="P12">Empat<text:span text:style-name="T6">e</text:span>: <text:span text:style-name="T9">Fogo</text:span></text:p>
      <text:p text:style-name="P8"><text:span text:style-name="T3">Derrota</text:span><text:span text:style-name="T2">:</text:span> Ar, Pedra, <text:span text:style-name="T9">Água</text:span></text:p>
      <text:p text:style-name="P5"><text:span text:style-name="T13">Crítico: </text:span><text:span text:style-name="T12">Papel (+5 Pontos)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3:27:26.344641228</meta:creation-date>
    <dc:date>2019-11-17T18:38:37.378641135</dc:date>
    <meta:editing-duration>PT5H49M2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3" meta:paragraph-count="76" meta:word-count="527" meta:character-count="3079" meta:non-whitespace-character-count="2609"/>
  </office:meta>
</office:document-meta>
</file>